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Bar Mitzvah/</text:p>
      <text:p text:style-name="P7"/>
      <text:p text:style-name="P6">My dear young brother. <text:s/>To state that I do not/ consider the reading of a portion of the Law a/ subject for congratulations, would be to repeat what/ you must have heard me say on occasions simi-/-lar to that, which has brought you forward./ <text:s/>Even in your case, when the hours devoted to learn/ it, did not hinder the performance of duty, nor the/ pursuit of other studies, I cannot perceive that the gain/ is at all remarkable. <text:s/>You possess, I be-/-lieve, enough descernment[sic!] to understand that/ the memorizing of a chapter from a book, the/ contents of which remains unknown, cannot be/ called progress in a literary, and much less in/ a religious sense. <text:s/>Indeed, seeing that this/ ceremony has <text:span text:style-name="T2">reduced</text:span><text:span text:style-name="T3"> resolved itself, in almost every/ instance, to a mere parrot-like rehearsal, I/ often felt inclined to recommend its abolition./ <text:s/>But I am of those who dread to remove a stone,/ though decaying, lest others next to it drop/ along./</text:span></text:p>
      <text:p text:style-name="P6"><text:span text:style-name="T3"/></text:p>
      <text:p text:style-name="P6"><text:span text:style-name="T3">[Page 2]</text:span></text:p>
      <text:p text:style-name="P6"><text:span text:style-name="T3">In the unfortunate condition of the Syna-/-gogue, I dare not risk its interest in the/ least. <text:s/>The Bar Mitzvah rite, has/ retained those of your age longer than they/ might otherwise, as frequenters of the worship,/ and its impression has not been altogether/ erased in after life. <text:s/>It does need a/ healthful reform. <text:s/>It should be made the/ evidence of an acquired facility to read and/ comprehend Holy Writ. <text:s/>It should be/ the opening of a clear way to the prosecu-/-tion of Jewish obligations. <text:s/>But if I cannot obtain/ what is most desirable, I must sue the/ feeble means at my command to the very/ best advantage./</text:span></text:p>
      <text:p text:style-name="P6"><text:soft-page-break/><text:span text:style-name="T3">Now: in your case, I rejoice to say, I do/ not think that the means within reach/ are feeble. <text:s/>Thanks to home instruction,/ and to family surroundings, you will not/ deem the knowledge of a pleasingly chant-/-ed portion of the Pentateuch, the sum/ total of your literary attainments in/</text:span></text:p>
      <text:p text:style-name="P6"><text:span text:style-name="T3"/></text:p>
      <text:p text:style-name="P6"><text:span text:style-name="T3">[Page 3]</text:span></text:p>
      <text:p text:style-name="P6"><text:span text:style-name="T3">Hebrew, and of your religious duties./ <text:s/>The thought of having been publicly called/ to read the Law--which is our highest trust/ and treasure--,will prove an incentive to your/ searching into its valuable doctrines, and to/ your becoming learned and good. <text:s/>I say </text:span><text:span text:style-name="T4">and</text:span><text:span text:style-name="T5">/ </text:span><text:span text:style-name="T4">good</text:span><text:span text:style-name="T5">, for the erudition which causes the mind/ to swell, but does not shape the heart rightly,/ is worse than vanity; it is an offense to the/ beneficent Giver of human intelligence./</text:span></text:p>
      <text:p text:style-name="P6"><text:span text:style-name="T5">Let me then wish you joy on this auspicious/ day, when you will be counted among the con-/-gregation. <text:s/>For I feel, and I pray I may not/ be disappointed, I feel that the love of the/ Divine word will grow with your growth, and/ that besides exhibiting it in your walks of life,/ you will signify it by upholding the ancient/ service which we tender here to the Lord God/ of our fathers. <text:s/>May you experience the sentiment/ of the Psalmist who exclaimed "I am always with Thee/ (O Lord!). <text:s/>Thou holdest me by the right-hand. <text:s/>Thou gui-/-dest me with Thy counsel, and afterwards wilt take me to glory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5:11:20.26</meta:creation-date>
    <dc:date>2012-09-18T15:31:06.94</dc:date>
    <dc:creator>Penn Libraries</dc:creator>
    <meta:editing-duration>PT00H01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669" meta:character-count="4168"/>
  </office:meta>
</office:document-meta>
</file>